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8f63" officeooo:paragraph-rsid="001e8f63"/>
    </style:style>
    <style:style style:name="P2" style:family="paragraph" style:parent-style-name="Standard">
      <style:paragraph-properties fo:break-before="page"/>
      <style:text-properties officeooo:rsid="001e8f63" officeooo:paragraph-rsid="001e8f63"/>
    </style:style>
    <style:style style:name="P3" style:family="paragraph" style:parent-style-name="Standard">
      <style:text-properties officeooo:rsid="00296c57" officeooo:paragraph-rsid="0027b7df"/>
    </style:style>
    <style:style style:name="P4" style:family="paragraph" style:parent-style-name="Standard">
      <loext:graphic-properties draw:fill="solid" draw:fill-color="#ffff99" draw:fill-image-width="0cm" draw:fill-image-height="0cm"/>
      <style:paragraph-properties fo:text-align="center" style:justify-single-word="false" fo:background-color="#ffff99"/>
      <style:text-properties officeooo:rsid="001fd8ca" officeooo:paragraph-rsid="001e8f63"/>
    </style:style>
    <style:style style:name="P5" style:family="paragraph" style:parent-style-name="Standard">
      <style:text-properties officeooo:rsid="00250598" officeooo:paragraph-rsid="0031becc"/>
    </style:style>
    <style:style style:name="P6" style:family="paragraph" style:parent-style-name="Standard">
      <style:text-properties officeooo:rsid="00346a64" officeooo:paragraph-rsid="0039d447"/>
    </style:style>
    <style:style style:name="P7" style:family="paragraph" style:parent-style-name="Standard" style:list-style-name="L1">
      <style:text-properties officeooo:rsid="002310ca" officeooo:paragraph-rsid="0022164c"/>
    </style:style>
    <style:style style:name="P8" style:family="paragraph" style:parent-style-name="Standard" style:list-style-name="L2">
      <style:text-properties officeooo:rsid="002310ca" officeooo:paragraph-rsid="002310ca"/>
    </style:style>
    <style:style style:name="P9" style:family="paragraph" style:parent-style-name="Standard" style:list-style-name="L1">
      <style:text-properties officeooo:rsid="00373e1c" officeooo:paragraph-rsid="00373e1c"/>
    </style:style>
    <style:style style:name="P10" style:family="paragraph" style:parent-style-name="Standard" style:list-style-name="L2">
      <style:text-properties officeooo:rsid="00346a64" officeooo:paragraph-rsid="0039d447"/>
    </style:style>
    <style:style style:name="P11" style:family="paragraph" style:parent-style-name="Standard">
      <style:text-properties officeooo:rsid="00346a64" officeooo:paragraph-rsid="0039d447"/>
    </style:style>
    <style:style style:name="P12" style:family="paragraph" style:parent-style-name="Standard" style:list-style-name="L2">
      <style:text-properties officeooo:rsid="0035f141" officeooo:paragraph-rsid="0039d447"/>
    </style:style>
    <style:style style:name="P13" style:family="paragraph" style:parent-style-name="Standard">
      <style:text-properties officeooo:rsid="0035f141" officeooo:paragraph-rsid="0039d447"/>
    </style:style>
    <style:style style:name="P14" style:family="paragraph" style:parent-style-name="Standard" style:list-style-name="L2">
      <style:text-properties officeooo:rsid="003929d1" officeooo:paragraph-rsid="0039d447"/>
    </style:style>
    <style:style style:name="P15" style:family="paragraph" style:parent-style-name="Standard" style:list-style-name="L3">
      <style:text-properties officeooo:rsid="003929d1" officeooo:paragraph-rsid="003929d1"/>
    </style:style>
    <style:style style:name="P16" style:family="paragraph" style:parent-style-name="Standard">
      <style:text-properties officeooo:rsid="003929d1" officeooo:paragraph-rsid="0039d447"/>
    </style:style>
    <style:style style:name="P17" style:family="paragraph" style:parent-style-name="Standard">
      <style:text-properties officeooo:rsid="003929d1" officeooo:paragraph-rsid="003929d1"/>
    </style:style>
    <style:style style:name="P18" style:family="paragraph" style:parent-style-name="Standard" style:list-style-name="L2">
      <style:text-properties officeooo:rsid="003972cf" officeooo:paragraph-rsid="0039d447"/>
    </style:style>
    <style:style style:name="P19" style:family="paragraph" style:parent-style-name="Standard">
      <style:text-properties officeooo:rsid="003972cf" officeooo:paragraph-rsid="0039d447"/>
    </style:style>
    <style:style style:name="P20" style:family="paragraph" style:parent-style-name="Standard" style:list-style-name="L2">
      <style:text-properties officeooo:rsid="0039d447" officeooo:paragraph-rsid="0039d447"/>
    </style:style>
    <style:style style:name="P21" style:family="paragraph" style:parent-style-name="Standard" style:list-style-name="L2">
      <style:text-properties officeooo:rsid="0039d447" officeooo:paragraph-rsid="0044fd0a"/>
    </style:style>
    <style:style style:name="P22" style:family="paragraph" style:parent-style-name="Standard" style:list-style-name="L2">
      <style:text-properties officeooo:rsid="003d2fae" officeooo:paragraph-rsid="003d2fae"/>
    </style:style>
    <style:style style:name="P23" style:family="paragraph" style:parent-style-name="Standard" style:list-style-name="L2">
      <style:paragraph-properties fo:text-align="start" style:justify-single-word="false"/>
      <style:text-properties officeooo:rsid="003d2fae" officeooo:paragraph-rsid="003d2fae"/>
    </style:style>
    <style:style style:name="P24" style:family="paragraph" style:parent-style-name="Standard">
      <style:text-properties officeooo:rsid="003d2fae" officeooo:paragraph-rsid="0044fd0a"/>
    </style:style>
    <style:style style:name="P25" style:family="paragraph" style:parent-style-name="Standard" style:list-style-name="L3">
      <style:text-properties officeooo:rsid="003295a8" officeooo:paragraph-rsid="003295a8"/>
    </style:style>
    <style:style style:name="P26" style:family="paragraph" style:parent-style-name="Standard">
      <style:text-properties officeooo:rsid="003295a8" officeooo:paragraph-rsid="003295a8"/>
    </style:style>
    <style:style style:name="P27" style:family="paragraph" style:parent-style-name="Standard" style:list-style-name="L3">
      <style:text-properties officeooo:rsid="003f18bb" officeooo:paragraph-rsid="003f18bb"/>
    </style:style>
    <style:style style:name="P28" style:family="paragraph" style:parent-style-name="Standard">
      <style:text-properties officeooo:rsid="003f18bb" officeooo:paragraph-rsid="003f18bb"/>
    </style:style>
    <style:style style:name="P29" style:family="paragraph" style:parent-style-name="Standard" style:list-style-name="L3">
      <style:text-properties officeooo:rsid="001e8f63" officeooo:paragraph-rsid="001e8f63"/>
    </style:style>
    <style:style style:name="P30" style:family="paragraph" style:parent-style-name="Standard" style:list-style-name="L2">
      <style:text-properties officeooo:rsid="001e8f63" officeooo:paragraph-rsid="001e8f63"/>
    </style:style>
    <style:style style:name="P31" style:family="paragraph" style:parent-style-name="Standard">
      <style:text-properties officeooo:rsid="001e8f63" officeooo:paragraph-rsid="001e8f63"/>
    </style:style>
    <style:style style:name="P32" style:family="paragraph" style:parent-style-name="Standard" style:list-style-name="L2">
      <style:text-properties officeooo:rsid="0027b7df" officeooo:paragraph-rsid="0027b7df"/>
    </style:style>
    <style:style style:name="P33" style:family="paragraph" style:parent-style-name="Standard" style:list-style-name="L2">
      <style:text-properties officeooo:rsid="0043cb2a" officeooo:paragraph-rsid="0043cb2a"/>
    </style:style>
    <style:style style:name="P34" style:family="paragraph" style:parent-style-name="Standard" style:list-style-name="L3">
      <style:text-properties fo:color="#ffffff" loext:opacity="100%" officeooo:rsid="003295a8" officeooo:paragraph-rsid="003295a8" fo:background-color="#000000"/>
    </style:style>
    <style:style style:name="P35" style:family="paragraph" style:parent-style-name="Standard">
      <style:text-properties fo:color="#ffffff" loext:opacity="100%" officeooo:rsid="003295a8" officeooo:paragraph-rsid="0044fd0a" fo:background-color="#000000"/>
    </style:style>
    <style:style style:name="P36" style:family="paragraph" style:parent-style-name="Text_20_body">
      <style:text-properties officeooo:paragraph-rsid="0043cb2a"/>
    </style:style>
    <style:style style:name="P37" style:family="paragraph" style:parent-style-name="Text_20_body" style:list-style-name="L5"/>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2">
      <style:text-properties officeooo:rsid="0035f141" officeooo:paragraph-rsid="0039d447"/>
    </style:style>
    <style:style style:name="P40" style:family="paragraph" style:parent-style-name="Text_20_body">
      <style:text-properties officeooo:rsid="0035f141" officeooo:paragraph-rsid="0039d447"/>
    </style:style>
    <style:style style:name="P41" style:family="paragraph" style:parent-style-name="Text_20_body" style:list-style-name="L6"/>
    <style:style style:name="P42" style:family="paragraph" style:parent-style-name="Text_20_body" style:list-style-name="L6">
      <style:paragraph-properties fo:margin-top="0cm" fo:margin-bottom="0cm" style:contextual-spacing="false"/>
      <style:text-properties fo:font-size="10pt" style:font-size-asian="10pt" style:font-size-complex="10pt"/>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paragraph-properties fo:margin-top="0cm" fo:margin-bottom="0cm" style:contextual-spacing="false"/>
    </style:style>
    <style:style style:name="P47" style:family="paragraph" style:parent-style-name="Text_20_body" style:list-style-name="L11"/>
    <style:style style:name="P48" style:family="paragraph" style:parent-style-name="Text_20_body">
      <style:text-properties officeooo:rsid="003929d1" officeooo:paragraph-rsid="0039d447"/>
    </style:style>
    <style:style style:name="P49" style:family="paragraph" style:parent-style-name="Text_20_body">
      <style:text-properties officeooo:rsid="003929d1" officeooo:paragraph-rsid="003929d1"/>
    </style:style>
    <style:style style:name="P50" style:family="paragraph" style:parent-style-name="Text_20_body">
      <style:text-properties officeooo:paragraph-rsid="0044aa52"/>
    </style:style>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6"/>
    <style:style style:name="P60" style:family="paragraph" style:parent-style-name="Text_20_body" style:list-style-name="L3">
      <style:text-properties officeooo:rsid="003295a8" officeooo:paragraph-rsid="003295a8"/>
    </style:style>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text-properties officeooo:paragraph-rsid="0044fd0a"/>
    </style:style>
    <style:style style:name="P67" style:family="paragraph" style:parent-style-name="Text_20_body" style:list-style-name="L3">
      <style:text-properties officeooo:rsid="001e8f63" officeooo:paragraph-rsid="001e8f63"/>
    </style:style>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style style:name="P75" style:family="paragraph" style:parent-style-name="Text_20_body" style:list-style-name="L42">
      <style:paragraph-properties fo:margin-top="0cm" fo:margin-bottom="0cm" style:contextual-spacing="false"/>
    </style:style>
    <style:style style:name="T1" style:family="text">
      <style:text-properties officeooo:rsid="002310ca"/>
    </style:style>
    <style:style style:name="T2" style:family="text">
      <style:text-properties officeooo:rsid="0023f68b"/>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303dac" style:font-size-asian="16pt" style:font-weight-asian="bold" style:font-size-complex="16pt" style:font-weight-complex="bold"/>
    </style:style>
    <style:style style:name="T5" style:family="text">
      <style:text-properties officeooo:rsid="0031becc"/>
    </style:style>
    <style:style style:name="T6" style:family="text">
      <style:text-properties officeooo:rsid="003295a8"/>
    </style:style>
    <style:style style:name="T7" style:family="text">
      <style:text-properties officeooo:rsid="0038c2cf"/>
    </style:style>
    <style:style style:name="T8" style:family="text">
      <style:text-properties officeooo:rsid="0039d447"/>
    </style:style>
    <style:style style:name="T9" style:family="text">
      <style:text-properties officeooo:rsid="003d2fae"/>
    </style:style>
    <style:style style:name="T10" style:family="text">
      <style:text-properties officeooo:rsid="004084b8"/>
    </style:style>
    <style:style style:name="T11" style:family="text">
      <style:text-properties fo:color="#c9211e" loext:opacity="100%"/>
    </style:style>
    <style:style style:name="T12" style:family="text">
      <style:text-properties style:text-underline-style="solid" style:text-underline-width="auto" style:text-underline-color="font-color"/>
    </style:style>
    <style:style style:name="T13" style:family="text">
      <style:text-properties officeooo:rsid="00346a64"/>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officeooo:rsid="003972cf"/>
    </style:style>
    <style:style style:name="T17" style:family="text">
      <style:text-properties fo:color="#d62e4e" loext:opacity="100%"/>
    </style:style>
    <style:style style:name="T18" style:family="text">
      <style:text-properties fo:color="#2a6099" loext:opacity="100%"/>
    </style:style>
    <style:style style:name="T19" style:family="text">
      <style:text-properties officeooo:rsid="004771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Installation et configuration du service D</text:span><text:span text:style-name="T4">NS</text:span> </text:p>
      <text:p text:style-name="P1"/>
      <text:p text:style-name="P5"/>
      <text:p text:style-name="P5">Le protocole <text:span text:style-name="T5">DNS</text:span> est décrit dans la RFC <text:span text:style-name="T5">1035</text:span> (<text:span text:style-name="T5">https://www.ietf.org/rfc/rfc1035.txt</text:span>)</text:p>
      <text:list text:style-name="L1">
        <text:list-item>
          <text:p text:style-name="P7">Expliquez, en faisant un schéma montrant les échanges entre le client et le serveur, <text:span text:style-name="T9">comment se déroule une résolution de nom en faisant apparaître les 3 composants:</text:span></text:p>
          <text:list>
            <text:list-item>
              <text:p text:style-name="P9">résolveur</text:p>
            </text:list-item>
            <text:list-item>
              <text:p text:style-name="P9">serveur DNS</text:p>
            </text:list-item>
            <text:list-item>
              <text:p text:style-name="P9">espace de dénomination du domaine</text:p>
            </text:list-item>
          </text:list>
        </text:list-item>
      </text:list>
      <text:p text:style-name="P6"/>
      <text:p text:style-name="P6">Les noms DNS sont appelés des URL (Uniform Resource Locator).</text:p>
      <text:list text:style-name="L2">
        <text:list-item>
          <text:p text:style-name="P10">Quelles sont les 3 parties minimums d'une adresse URL?</text:p>
          <text:p text:style-name="P10"/>
          <text:p text:style-name="P10">1. <text:span text:style-name="T11">Le schéma (ou protocole) :</text:span> Cela indique le protocole utilisé pour accéder à la ressource. Les plus courants sont <text:span text:style-name="T12">`http://` et `https://`. Exemple : `https://`</text:span>.</text:p>
          <text:p text:style-name="P10"/>
          <text:p text:style-name="P10">2. <text:span text:style-name="T11">Le nom de domaine (ou hôte)</text:span> : Il identifie le serveur qui héberge la ressource. C'est souvent un nom de domaine comme `www.example.com` ou une adresse IP. Exemple : `<text:a xlink:type="simple" xlink:href="http://www.example.com/" text:style-name="Internet_20_link" text:visited-style-name="Visited_20_Internet_20_Link">www.example.com</text:a>`.</text:p>
          <text:p text:style-name="P10"/>
          <text:p text:style-name="P10">3. <text:span text:style-name="T11">Le chemin d'accès :</text:span> Cela spécifie la ressource particulière à laquelle on souhaite accéder sur le serveur. Il commence généralement par un `/`. Exemple : `/page`.</text:p>
          <text:p text:style-name="P10"/>
        </text:list-item>
        <text:list-item>
          <text:p text:style-name="P10">Qu'est-ce qu'un Sub-Level-Domain?</text:p>
          <text:p text:style-name="P33"/>
          <text:p text:style-name="P10">Un <text:span text:style-name="Strong_20_Emphasis">sub-level domain</text:span> (ou sous-domaine) est une partie d'une URL qui vient avant le nom de domaine principal. Il permet de créer des sections distinctes d'un site. Par exemple, dans <text:span text:style-name="Strong_20_Emphasis">blog.example.com</text:span>, "blog" est le sous-domaine et "example.com" est le domaine principal.</text:p>
          <text:p text:style-name="P10"/>
        </text:list-item>
        <text:list-item>
          <text:p text:style-name="P10">Quelle est la taille maximum d'un nom de domaine?</text:p>
        </text:list-item>
      </text:list>
      <text:p text:style-name="P6">La taille maximale d'un nom de domaine est de <text:span text:style-name="Strong_20_Emphasis">253 caractères</text:span>.</text:p>
      <text:p text:style-name="P6"/>
      <text:p text:style-name="P6"/>
      <text:list text:continue-numbering="true" text:style-name="L2">
        <text:list-item>
          <text:p text:style-name="P10">Combien de niveaux maximums peut avoir un domaine?</text:p>
        </text:list-item>
      </text:list>
      <text:p text:style-name="P6">Un domaine peut théoriquement avoir jusqu'à <text:span text:style-name="Strong_20_Emphasis">127 niveaux</text:span>.</text:p>
      <text:p text:style-name="P6"/>
      <text:p text:style-name="P6"/>
      <text:list text:continue-numbering="true" text:style-name="L2">
        <text:list-item>
          <text:p text:style-name="P10">Qu'est-ce qu'un FQDN?</text:p>
        </text:list-item>
      </text:list>
      <text:p text:style-name="P36"><text:span text:style-name="T13">Un FQDN contient </text:span><text:span text:style-name="Strong_20_Emphasis"><text:span text:style-name="T14">Le nom de l'hôte,</text:span></text:span><text:span text:style-name="T14"> </text:span><text:span text:style-name="Strong_20_Emphasis"><text:span text:style-name="T14">Les sous-domaines,</text:span></text:span><text:span text:style-name="T14"> </text:span><text:span text:style-name="Strong_20_Emphasis"><text:span text:style-name="T14">Le domaine de second niveau</text:span></text:span><text:span text:style-name="T14"> ,</text:span></text:p>
      <text:p text:style-name="P36"><text:span text:style-name="Strong_20_Emphasis"><text:span text:style-name="T14">Le domaine de premier niveau</text:span></text:span><text:span text:style-name="T14">.</text:span></text:p>
      <text:list xml:id="list85415851827829" text:continue-numbering="true" text:style-name="L2">
        <text:list-item>
          <text:p text:style-name="P12">Quel est le rôle de l'AFNIC?</text:p>
          <text:p text:style-name="P39">L'<text:span text:style-name="Strong_20_Emphasis">AFNIC</text:span> (Association Française pour le Nommage Internet en Coopération) est l'organisme chargé de gérer et réguler les noms de domaine en <text:span text:style-name="Strong_20_Emphasis">.fr</text:span> (et d'autres extensions de territoire français, comme <text:span text:style-name="Strong_20_Emphasis">.re</text:span> pour La Réunion). Ses rôles principaux incluent :</text:p>
          <text:p text:style-name="P38"><text:span text:style-name="Strong_20_Emphasis">Enregistrement des noms de domaine</text:span> : L'AFNIC supervise l'attribution et la gestion des noms de domaine en <text:span text:style-name="Strong_20_Emphasis">.fr</text:span>.</text:p>
          <text:p text:style-name="P38"><text:span text:style-name="Strong_20_Emphasis">Sécurité et stabilité du DNS</text:span> : Elle garantit le bon fonctionnement et la sécurité de l'infrastructure technique liée aux noms de domaine en France.</text:p>
          <text:p text:style-name="P37"><text:soft-page-break/><text:span text:style-name="Strong_20_Emphasis">Promotion du développement numérique</text:span> : L'AFNIC soutient des initiatives visant à promouvoir le numérique et l'internet en France.</text:p>
        </text:list-item>
      </text:list>
      <text:p text:style-name="P13"/>
      <text:list xml:id="list85415657096978" text:continue-numbering="true" text:style-name="L2">
        <text:list-item>
          <text:p text:style-name="P12">Comment peut-on vérifier l'existence d'un domaine?</text:p>
        </text:list-item>
      </text:list>
      <text:p text:style-name="P40">Pour vérifier l'existence d'un domaine, voici les méthodes courantes :</text:p>
      <text:list text:style-name="L6">
        <text:list-item>
          <text:p text:style-name="P41"><text:span text:style-name="Strong_20_Emphasis"><text:span text:style-name="T15">Utiliser un service WHOIS</text:span></text:span><text:span text:style-name="T15"> : Vous pouvez consulter un site de recherche WHOIS (comme celui de l'AFNIC ou d'autres plateformes) qui permet de vérifier si un domaine est déjà enregistré, ainsi que d'obtenir des informations sur son propriétaire et sa date d'expiration.</text:span></text:p>
          <text:list>
            <text:list-item>
              <text:p text:style-name="P42">Exemple de site WHOIS : whois.afnic.fr</text:p>
            </text:list-item>
          </text:list>
        </text:list-item>
        <text:list-item>
          <text:p text:style-name="P41"><text:span text:style-name="Strong_20_Emphasis"><text:span text:style-name="T15">Ping ou traceroute</text:span></text:span><text:span text:style-name="T15"> : Vous pouvez utiliser les commandes réseau comme </text:span><text:span text:style-name="Source_20_Text"><text:span text:style-name="T15">ping</text:span></text:span><text:span text:style-name="T15"> ou </text:span><text:span text:style-name="Source_20_Text"><text:span text:style-name="T15">tracert</text:span></text:span><text:span text:style-name="T15"> (sur Windows) ou </text:span><text:span text:style-name="Source_20_Text"><text:span text:style-name="T15">traceroute</text:span></text:span><text:span text:style-name="T15"> (sur Linux/Mac) pour vérifier si un domaine renvoie une réponse et s'il est actif.</text:span></text:p>
        </text:list-item>
        <text:list-item>
          <text:p text:style-name="P41"><text:span text:style-name="Strong_20_Emphasis"><text:span text:style-name="T15">Utiliser un vérificateur de disponibilité de domaine</text:span></text:span><text:span text:style-name="T15"> : Des sites comme </text:span><text:span text:style-name="Strong_20_Emphasis"><text:span text:style-name="T15">Google Domains</text:span></text:span><text:span text:style-name="T15">, </text:span><text:span text:style-name="Strong_20_Emphasis"><text:span text:style-name="T15">OVH</text:span></text:span><text:span text:style-name="T15">, ou </text:span><text:span text:style-name="Strong_20_Emphasis"><text:span text:style-name="T15">GoDaddy</text:span></text:span><text:span text:style-name="T15"> permettent de vérifier si un domaine est disponible à l'achat.</text:span></text:p>
        </text:list-item>
      </text:list>
      <text:p text:style-name="P13"/>
      <text:list xml:id="list85415479556315" text:continue-list="list85415657096978" text:style-name="L2">
        <text:list-item>
          <text:p text:style-name="P14">Dans un serveur DNS, qu'est-ce qu'une zone d'autorité?</text:p>
        </text:list-item>
      </text:list>
      <text:p text:style-name="P16"/>
      <text:p text:style-name="P16">Une <text:span text:style-name="Strong_20_Emphasis">zone d'autorité</text:span> dans un serveur DNS est la partie de l'espace de noms de domaine pour laquelle le serveur est responsable. Elle contient les informations (enregistrements DNS) sur les domaines et sous-domaines qu'il gère, comme les adresses IP et les serveurs de messagerie.</text:p>
      <text:p text:style-name="P16"/>
      <text:p text:style-name="P48"><text:span text:style-name="Strong_20_Emphasis">Autorité sur un ensemble de domaines</text:span> : Une zone DNS regroupe les informations sur les domaines et sous-domaines qui sont sous la responsabilité d'un serveur DNS. Le serveur peut répondre aux requêtes pour ces domaines avec des enregistrements comme les adresses IP associées.</text:p>
      <text:list text:style-name="L8">
        <text:list-item>
          <text:p text:style-name="P43"><text:span text:style-name="Strong_20_Emphasis">Délimitation des responsabilités</text:span> : Une zone peut englober un seul domaine (comme <text:span text:style-name="Source_20_Text">example.com</text:span>) ou inclure des sous-domaines (comme <text:span text:style-name="Source_20_Text">sub.example.com</text:span>). Si un sous-domaine est délégué à un autre serveur DNS, il devient une nouvelle zone d'autorité distincte.</text:p>
        </text:list-item>
      </text:list>
      <text:list text:style-name="L9">
        <text:list-item>
          <text:p text:style-name="P44"><text:span text:style-name="Strong_20_Emphasis">Enregistrements DNS</text:span> : La zone contient différents types d'enregistrements, comme :</text:p>
        </text:list-item>
      </text:list>
      <text:list text:style-name="L10">
        <text:list-item>
          <text:p text:style-name="P46"><text:span text:style-name="Strong_20_Emphasis">A</text:span> : adresse IPv4 d'un domaine.</text:p>
        </text:list-item>
        <text:list-item>
          <text:p text:style-name="P46"><text:span text:style-name="Strong_20_Emphasis">AAAA</text:span> : adresse IPv6 d'un domaine.</text:p>
        </text:list-item>
        <text:list-item>
          <text:p text:style-name="P46"><text:span text:style-name="Strong_20_Emphasis">MX</text:span> : serveur de messagerie.</text:p>
        </text:list-item>
        <text:list-item>
          <text:p text:style-name="P45"><text:span text:style-name="Strong_20_Emphasis">NS</text:span> : serveurs de noms pour la zone.</text:p>
        </text:list-item>
      </text:list>
      <text:list text:style-name="L11">
        <text:list-item>
          <text:p text:style-name="P47"><text:span text:style-name="Strong_20_Emphasis">Fichier de zone</text:span> : Les informations sur la zone d'autorité sont stockées dans un fichier appelé <text:span text:style-name="Strong_20_Emphasis">fichier de zone</text:span>, qui contient tous les enregistrements DNS associés.</text:p>
        </text:list-item>
      </text:list>
      <text:p text:style-name="P16"/>
      <text:p text:style-name="P19"/>
      <text:p text:style-name="P19"/>
      <text:p text:style-name="P19"/>
      <text:p text:style-name="P19"/>
      <text:p text:style-name="P19"/>
      <text:p text:style-name="P19"/>
      <text:p text:style-name="P19"/>
      <text:list text:continue-list="list85415479556315" text:style-name="L2">
        <text:list-item>
          <text:p text:style-name="P18"><text:soft-page-break/>Quels sont les 4 types de <text:span text:style-name="T8">serveurs DNS possibles?</text:span></text:p>
        </text:list-item>
      </text:list>
      <text:p text:style-name="P19"/>
      <text:p text:style-name="P50"><text:span text:style-name="Strong_20_Emphasis"><text:span text:style-name="T16">Serveur DNS primaire</text:span></text:span><text:span text:style-name="T16"> : Il contient les données originales de la zone et gère les mises à jour.</text:span></text:p>
      <text:p text:style-name="P50"><text:span text:style-name="Strong_20_Emphasis">Serveur DNS secondaire</text:span> : Il obtient les données de la zone du serveur primaire et fournit une copie de secours.</text:p>
      <text:p text:style-name="P50"><text:span text:style-name="Strong_20_Emphasis">Serveur DNS de cache</text:span> : Il stocke temporairement les réponses aux requêtes DNS pour améliorer les performances et réduire le trafic.</text:p>
      <text:p text:style-name="P50"><text:span text:style-name="Strong_20_Emphasis">Serveur DNS de résolution</text:span> : Il interroge d'autres serveurs DNS pour trouver les informations demandées, agissant comme un intermédiaire entre l'utilisateur et les serveurs de noms autoritaires.</text:p>
      <text:p text:style-name="P19"/>
      <text:p text:style-name="P19"/>
      <text:list xml:id="list85416928528691" text:continue-numbering="true" text:style-name="L2">
        <text:list-item>
          <text:p text:style-name="P21">Qu'est-ce qu'un enregistrement :</text:p>
          <text:p text:style-name="P21"><text:span text:style-name="Strong_20_Emphasis"><text:span text:style-name="T9">A</text:span></text:span><text:span text:style-name="T9"> (Address) : Associe un nom de domaine à une adresse IPv4.</text:span></text:p>
          <text:p text:style-name="P51"><text:span text:style-name="Strong_20_Emphasis">NS</text:span> (Name Server) : Spécifie les serveurs de noms autoritaires pour un domaine.</text:p>
          <text:p text:style-name="P52"><text:span text:style-name="Strong_20_Emphasis">MX</text:span> (Mail Exchange) : Indique les serveurs de messagerie responsables de la réception des emails pour un domaine.</text:p>
          <text:p text:style-name="P53"><text:span text:style-name="Strong_20_Emphasis">CNAME</text:span> (Canonical Name) : Définit un alias pour un autre nom de domaine (c'est-à-dire que le nom de domaine alias pointe vers le domaine canonique).</text:p>
          <text:p text:style-name="P54"><text:span text:style-name="Strong_20_Emphasis">SOA</text:span> (Start of Authority) : Contient des informations de base sur la zone DNS, comme le serveur de noms principal, l'administrateur du domaine, et les paramètres de mise à jour.</text:p>
          <text:p text:style-name="P55"><text:span text:style-name="Strong_20_Emphasis">PTR</text:span> (Pointer) : Associe une adresse IP à un nom de domaine, utilisé principalement pour la recherche inversée (trouver un nom de domaine à partir d'une adresse IP).</text:p>
          <text:p text:style-name="P56"><text:span text:style-name="Strong_20_Emphasis">HINFO</text:span> (Host Information) : Fournit des informations sur le type de matériel et le système d'exploitation du serveur hôte (peu utilisé aujourd'hui).</text:p>
          <text:p text:style-name="P57"><text:span text:style-name="Strong_20_Emphasis">MINFO</text:span> (Mailbox or Mail Group Information) : Spécifie les adresses email pour les notifications de messages non remis (aussi peu utilisé aujourd'hui).</text:p>
          <text:p text:style-name="P58"><text:span text:style-name="Strong_20_Emphasis">IN</text:span> (Internet) : Indique la classe d'enregistrement DNS (pratiquement toujours utilisée comme "IN" pour Internet).</text:p>
        </text:list-item>
      </text:list>
      <text:p text:style-name="P24"/>
      <text:list xml:id="list85416007258153" text:continue-numbering="true" text:style-name="L2">
        <text:list-item>
          <text:list>
            <text:list-header>
              <text:p text:style-name="P22"/>
            </text:list-header>
          </text:list>
        </text:list-item>
      </text:list>
      <text:p text:style-name="P1">Côté Client L<text:span text:style-name="T1">inux Debian</text:span>:</text:p>
      <text:list xml:id="list243157082" text:style-name="L3">
        <text:list-item>
          <text:p text:style-name="P25">Quelles sont les 2 méthodes possibles pour la résolution de nom?</text:p>
          <text:p text:style-name="P60"><text:span text:style-name="Strong_20_Emphasis"><text:span text:style-name="T15">Le fichier </text:span></text:span><text:span text:style-name="Strong_20_Emphasis"><text:span text:style-name="Source_20_Text"><text:span text:style-name="T15">/etc/hosts</text:span></text:span></text:span><text:span text:style-name="T15"> : Pour des correspondances locales entre adresses IP et noms de domaine.</text:span></text:p>
          <text:p text:style-name="P59"><text:span text:style-name="Strong_20_Emphasis"><text:span text:style-name="T15">Les serveurs DNS</text:span></text:span><text:span text:style-name="T15"> : Configurés dans le fichier </text:span><text:span text:style-name="Source_20_Text"><text:span text:style-name="T15">/etc/resolv.conf</text:span></text:span><text:span text:style-name="T15">, ils résolvent les noms de domaine en adresses IP.</text:span></text:p>
        </text:list-item>
        <text:list-item>
          <text:p text:style-name="P25">Que contient (doit contenir) le fichier /etc/hosts ?</text:p>
          <text:p text:style-name="P34">&lt;adresse <text:span text:style-name="T17">IP</text:span>&gt; &lt;nom <text:span text:style-name="T17">de domaine</text:span>&gt; [alias…]</text:p>
        </text:list-item>
        <text:list-item>
          <text:p text:style-name="P34"><text:span text:style-name="T17">127.0.0.1</text:span> <text:s text:c="2"/>localhost</text:p>
        </text:list-item>
        <text:list-item>
          <text:p text:style-name="P34"><text:span text:style-name="T17">192.168.1.10</text:span> <text:s text:c="2"/>server.<text:span text:style-name="T18">local </text:span><text:s text:c="2"/>server</text:p>
          <text:p text:style-name="P25"/>
        </text:list-item>
      </text:list>
      <text:p text:style-name="P28"/>
      <text:list text:continue-numbering="true" text:style-name="L3">
        <text:list-item>
          <text:p text:style-name="P27"><text:soft-page-break/>Dans quel fichier se trouve le nom de votre machine ?</text:p>
          <text:p text:style-name="P27">/etc/hostname</text:p>
        </text:list-item>
      </text:list>
      <text:p text:style-name="P28"/>
      <text:list text:continue-numbering="true" text:style-name="L3">
        <text:list-item>
          <text:p text:style-name="P27">Modifiez ce dernier ainsi que le fichier /etc/hosts afin de donner le bon nom à votre machine cliente.</text:p>
        </text:list-item>
      </text:list>
      <text:p text:style-name="P28"/>
      <text:list xml:id="list85416192111601" text:continue-numbering="true" text:style-name="L3">
        <text:list-item>
          <text:p text:style-name="P29"><text:span text:style-name="T6">De q</text:span>uel<text:span text:style-name="T6">s</text:span> <text:span text:style-name="T6">outils avez-vous besoin pour tester le bon fonctionnement du DNS</text:span>?</text:p>
          <text:p text:style-name="P29"/>
          <text:p text:style-name="P67"><text:span text:style-name="Strong_20_Emphasis"><text:span text:style-name="Source_20_Text"><text:span text:style-name="T15">dig</text:span></text:span></text:span><text:span text:style-name="T15"> : Pour interroger des serveurs DNS et obtenir des détails sur les enregistrements DNS.</text:span></text:p>
          <text:p text:style-name="P61"><text:span text:style-name="T15">Exemple : </text:span><text:span text:style-name="Source_20_Text"><text:span text:style-name="T15">dig example.com</text:span></text:span></text:p>
          <text:p text:style-name="P62"><text:span text:style-name="Strong_20_Emphasis"><text:span text:style-name="Source_20_Text"><text:span text:style-name="T15">nslookup</text:span></text:span></text:span><text:span text:style-name="T15"> : Pour interroger des serveurs DNS et obtenir des informations sur les noms de domaine.</text:span></text:p>
          <text:p text:style-name="P63"><text:span text:style-name="T15">Exemple : </text:span><text:span text:style-name="Source_20_Text"><text:span text:style-name="T15">nslookup example.com</text:span></text:span></text:p>
          <text:p text:style-name="P64"><text:span text:style-name="Strong_20_Emphasis"><text:span text:style-name="Source_20_Text"><text:span text:style-name="T15">host</text:span></text:span></text:span><text:span text:style-name="T15"> : Pour résoudre des noms de domaine en adresses IP et vice versa.</text:span></text:p>
          <text:p text:style-name="P65"><text:span text:style-name="T15">Exemple : </text:span><text:span text:style-name="Source_20_Text"><text:span text:style-name="T15">host example.com</text:span></text:span></text:p>
          <text:p text:style-name="P66"><text:span text:style-name="Strong_20_Emphasis"><text:span text:style-name="Source_20_Text"><text:span text:style-name="T15">ping</text:span></text:span></text:span><text:span text:style-name="T15"> : Pour vérifier la connectivité réseau en envoyant des paquets à un domaine.</text:span></text:p>
          <text:p text:style-name="P66"><text:span text:style-name="T15">Exemple : </text:span><text:span text:style-name="Source_20_Text"><text:span text:style-name="T15">ping example.com</text:span></text:span></text:p>
          <text:p text:style-name="P29"/>
        </text:list-item>
      </text:list>
      <text:p text:style-name="P1"/>
      <text:list text:continue-numbering="true" text:style-name="L3">
        <text:list-item>
          <text:p text:style-name="P25">Dans quel(s) fichier(s) est(sont) précisé(s) le(s) <text:span text:style-name="T7">résolveur</text:span>(s)?</text:p>
          <text:p text:style-name="P25"><text:span text:style-name="Source_20_Text">/etc/resolv.conf</text:span> :</text:p>
        </text:list-item>
      </text:list>
      <text:p text:style-name="P35">nameserver 8.8.8.8 </text:p>
      <text:p text:style-name="P35">nameserver 8.8.4.4</text:p>
      <text:p text:style-name="P26"/>
      <text:list xml:id="list85416098220845" text:continue-numbering="true" text:style-name="L3">
        <text:list-item>
          <text:p text:style-name="P15">Quels paramètres peut contenir le résolveur?</text:p>
        </text:list-item>
      </text:list>
      <text:p text:style-name="P49"><text:span text:style-name="Strong_20_Emphasis"><text:span text:style-name="Source_20_Text"><text:span text:style-name="T15"><text:s text:c="6"/>nameserver</text:span></text:span></text:span><text:span text:style-name="T15"> : Spécifie l'adresse IP d'un serveur DNS à utiliser.</text:span></text:p>
      <text:list text:style-name="L36">
        <text:list-header>
          <text:p text:style-name="P68"><text:span text:style-name="T15">Exemple : </text:span><text:span text:style-name="Source_20_Text"><text:span text:style-name="T15">nameserver 8.8.8.8</text:span></text:span></text:p>
        </text:list-header>
      </text:list>
      <text:list text:style-name="L37">
        <text:list-header>
          <text:p text:style-name="P69"><text:span text:style-name="Strong_20_Emphasis"><text:span text:style-name="Source_20_Text"><text:span text:style-name="T15">search</text:span></text:span></text:span><text:span text:style-name="T15"> : Définit une liste de domaines à ajouter aux requêtes DNS pour résoudre des noms non qualifiés.</text:span></text:p>
        </text:list-header>
      </text:list>
      <text:list text:style-name="L38">
        <text:list-header>
          <text:p text:style-name="P70"><text:span text:style-name="T15">Exemple : </text:span><text:span text:style-name="Source_20_Text"><text:span text:style-name="T15">search example.com</text:span></text:span></text:p>
        </text:list-header>
      </text:list>
      <text:list text:style-name="L39">
        <text:list-header>
          <text:p text:style-name="P71"><text:span text:style-name="Strong_20_Emphasis"><text:span text:style-name="Source_20_Text"><text:span text:style-name="T15">domain</text:span></text:span></text:span><text:span text:style-name="T15"> : Définit le domaine de recherche par défaut pour les noms non qualifiés. Ce paramètre est généralement remplacé par </text:span><text:span text:style-name="Source_20_Text"><text:span text:style-name="T15">search</text:span></text:span><text:span text:style-name="T15">.</text:span></text:p>
        </text:list-header>
      </text:list>
      <text:list text:style-name="L40">
        <text:list-header>
          <text:p text:style-name="P72"><text:span text:style-name="T15">Exemple : </text:span><text:span text:style-name="Source_20_Text"><text:span text:style-name="T15">domain example.com</text:span></text:span></text:p>
        </text:list-header>
      </text:list>
      <text:list text:style-name="L41">
        <text:list-header>
          <text:p text:style-name="P73"><text:span text:style-name="Strong_20_Emphasis"><text:span text:style-name="Source_20_Text"><text:span text:style-name="T15">options</text:span></text:span></text:span><text:span text:style-name="T15"> : Permet de définir diverses options pour la résolution DNS.</text:span></text:p>
        </text:list-header>
      </text:list>
      <text:list text:style-name="L42">
        <text:list-header>
          <text:p text:style-name="P75"><text:span text:style-name="Strong_20_Emphasis"><text:span text:style-name="Source_20_Text"><text:span text:style-name="T15">timeout</text:span></text:span></text:span><text:span text:style-name="T15"> : Définit le temps d'attente pour une réponse d'un serveur DNS.</text:span></text:p>
          <text:list>
            <text:list-header>
              <text:p text:style-name="P75"><text:span text:style-name="T15">Exemple : </text:span><text:span text:style-name="Source_20_Text"><text:span text:style-name="T15">options timeout:2</text:span></text:span></text:p>
            </text:list-header>
          </text:list>
          <text:p text:style-name="P75"><text:span text:style-name="Strong_20_Emphasis"><text:span text:style-name="Source_20_Text"><text:span text:style-name="T15">retry</text:span></text:span></text:span><text:span text:style-name="T15"> : Définit le nombre de tentatives pour interroger un serveur DNS avant d'essayer le serveur suivant.</text:span></text:p>
          <text:list text:continue-numbering="true">
            <text:list-header>
              <text:p text:style-name="P75"><text:span text:style-name="T15">Exemple : </text:span><text:span text:style-name="Source_20_Text"><text:span text:style-name="T15">options retry:3</text:span></text:span></text:p>
            </text:list-header>
          </text:list>
          <text:p text:style-name="P75"><text:span text:style-name="Strong_20_Emphasis"><text:span text:style-name="Source_20_Text"><text:span text:style-name="T15">rotate</text:span></text:span></text:span><text:span text:style-name="T15"> : Permet de faire une rotation entre les serveurs DNS spécifiés.</text:span></text:p>
          <text:list text:continue-numbering="true">
            <text:list-header>
              <text:p text:style-name="P74"><text:span text:style-name="T15">Exemple : </text:span><text:span text:style-name="Source_20_Text"><text:span text:style-name="T15">options rotate</text:span></text:span></text:p>
            </text:list-header>
          </text:list>
        </text:list-header>
      </text:list>
      <text:p text:style-name="P17"/>
      <text:p text:style-name="P17"/>
      <text:p text:style-name="P17"/>
      <text:p text:style-name="P17"/>
      <text:p text:style-name="P17"/>
      <text:list text:continue-list="list85416098220845" text:style-name="L3">
        <text:list-item>
          <text:p text:style-name="P25"><text:soft-page-break/>Dans quel ordre se fait la résolution de nom?</text:p>
        </text:list-item>
      </text:list>
      <text:p text:style-name="P26">/<text:span text:style-name="T19">etc/hosts&gt;/etc/resolv.conf,</text:span></text:p>
      <text:p text:style-name="P26"/>
      <text:list text:continue-numbering="true" text:style-name="L3">
        <text:list-item>
          <text:p text:style-name="P25">Comment peut-on modifier cet ordre?</text:p>
          <text:p text:style-name="P25"/>
          <text:p text:style-name="P25">Pour modifier l'ordre de résolution des noms :</text:p>
          <text:p text:style-name="P25">1. Éditez `/etc/nsswitch.conf` : Changez l'ordre des méthodes dans la ligne commençant par `hosts:` (par exemple, mettez `files` avant `dns` pour prioriser `/etc/hosts`).</text:p>
          <text:p text:style-name="P25"/>
          <text:p text:style-name="P25">2. Éditez `/etc/resolv.conf` : Ajustez l'ordre des serveurs DNS listés, si nécessaire.</text:p>
          <text:p text:style-name="P25"/>
        </text:list-item>
      </text:list>
      <text:p text:style-name="P1"/>
      <text:p text:style-name="P2">Côté Serveur L<text:span text:style-name="T1">inux Debian</text:span>:</text:p>
      <text:list text:continue-list="list85416007258153" text:style-name="L2">
        <text:list-item>
          <text:p text:style-name="P8">Quel(s) port<text:span text:style-name="T6">(</text:span>s<text:span text:style-name="T6">)</text:span> <text:span text:style-name="T6">est(</text:span>sont<text:span text:style-name="T6">)</text:span> utilisé<text:span text:style-name="T6">(</text:span>s<text:span text:style-name="T6">)</text:span> par le serveur <text:span text:style-name="T6">DNS</text:span> ?</text:p>
        </text:list-item>
        <text:list-item>
          <text:p text:style-name="P8">Quel(s) protocole<text:span text:style-name="T6">(</text:span>s<text:span text:style-name="T6">)</text:span> <text:span text:style-name="T6">est(</text:span>sont<text:span text:style-name="T6">)</text:span> utilisé<text:span text:style-name="T6">(</text:span>s<text:span text:style-name="T6">)</text:span> par le serveur <text:span text:style-name="T6">DNS</text:span> ?</text:p>
        </text:list-item>
        <text:list-item>
          <text:p text:style-name="P30">Quels packages doivent être installés pour pouvoir fa<text:span text:style-name="T2">i</text:span>re <text:span text:style-name="T2">tourner </text:span>un serveur <text:span text:style-name="T6">DNS</text:span> ?</text:p>
        </text:list-item>
        <text:list-item>
          <text:p text:style-name="P32">Installez et configurez un serveur <text:span text:style-name="T8">DNS</text:span> conformément au synoptique du système.</text:p>
          <text:list>
            <text:list-item>
              <text:p text:style-name="P20">Quels fichiers devez-vous créer/modifier pour une résolution directe?</text:p>
            </text:list-item>
            <text:list-item>
              <text:p text:style-name="P20">Quels fichiers devez-vous créer/modifier pour une résolution inverse?</text:p>
            </text:list-item>
          </text:list>
        </text:list-item>
        <text:list-item>
          <text:p text:style-name="P23">Vérifiez que vous faites bien la résolution de nom directe et inverse pour le domaine <text:span text:style-name="T10">ciel</text:span>.edu</text:p>
        </text:list-item>
        <text:list-item>
          <text:p text:style-name="P23">Faites-vous la résolution pour le réseau internet?</text:p>
        </text:list-item>
        <text:list-item>
          <text:p text:style-name="P23">Que devez-vous faire pour que cela fonctionne?</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10T11:07:42.724986140</meta:creation-date>
    <dc:date>2024-09-18T08:54:14.774813692</dc:date>
    <meta:editing-duration>PT2H38M44S</meta:editing-duration>
    <meta:editing-cycles>34</meta:editing-cycles>
    <meta:generator>LibreOffice/24.2.5.2$Linux_X86_64 LibreOffice_project/420$Build-2</meta:generator>
    <meta:document-statistic meta:table-count="0" meta:image-count="0" meta:object-count="0" meta:page-count="6" meta:paragraph-count="123" meta:word-count="1538" meta:character-count="9270" meta:non-whitespace-character-count="7928"/>
  </office:meta>
</office:document-meta>
</file>